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menubar/"/>
  <manifest:file-entry manifest:media-type="" manifest:full-path="Configurations2/floate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application/rdf+xml" manifest:full-path="manifest.rdf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4.34mm"/>
    </style:style>
    <style:style style:name="co3" style:family="table-column">
      <style:table-column-properties fo:break-before="auto" style:column-width="69.43mm"/>
    </style:style>
    <style:style style:name="co4" style:family="table-column">
      <style:table-column-properties fo:break-before="auto" style:column-width="62.72mm"/>
    </style:style>
    <style:style style:name="co5" style:family="table-column">
      <style:table-column-properties fo:break-before="auto" style:column-width="65.79mm"/>
    </style:style>
    <style:style style:name="co6" style:family="table-column">
      <style:table-column-properties fo:break-before="auto" style:column-width="21.55mm"/>
    </style:style>
    <style:style style:name="co7" style:family="table-column">
      <style:table-column-properties fo:break-before="auto" style:column-width="22.38mm"/>
    </style:style>
    <style:style style:name="co8" style:family="table-column">
      <style:table-column-properties fo:break-before="auto" style:column-width="21.27mm"/>
    </style:style>
    <style:style style:name="co10" style:family="table-column">
      <style:table-column-properties fo:break-before="auto" style:column-width="19.6mm"/>
    </style:style>
    <style:style style:name="co11" style:family="table-column">
      <style:table-column-properties fo:break-before="auto" style:column-width="23.25mm"/>
    </style:style>
    <style:style style:name="co12" style:family="table-column">
      <style:table-column-properties fo:break-before="auto" style:column-width="18.47mm"/>
    </style:style>
    <style:style style:name="co13" style:family="table-column">
      <style:table-column-properties fo:break-before="auto" style:column-width="21.84mm"/>
    </style:style>
    <style:style style:name="co14" style:family="table-column">
      <style:table-column-properties fo:break-before="auto" style:column-width="22.9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2.1mm" fo:break-before="auto" style:use-optimal-row-height="tru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Anexo 3.13. Remuner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" table:number-rows-spanned="3">
            <text:p>Matrícula</text:p>
          </table:table-cell>
          <table:table-cell table:style-name="ce2" office:value-type="string" calcext:value-type="string" table:number-columns-spanned="1" table:number-rows-spanned="3">
            <text:p>Nome</text:p>
          </table:table-cell>
          <table:table-cell table:style-name="ce2" office:value-type="string" calcext:value-type="string" table:number-columns-spanned="1" table:number-rows-spanned="3">
            <text:p>Cargo</text:p>
          </table:table-cell>
          <table:table-cell table:style-name="ce2" office:value-type="string" calcext:value-type="string" table:number-columns-spanned="1" table:number-rows-spanned="3">
            <text:p>Lotação</text:p>
          </table:table-cell>
          <table:table-cell table:style-name="ce2" office:value-type="string" calcext:value-type="string" table:number-columns-spanned="7" table:number-rows-spanned="1">
            <text:p>RENDIMENTOS</text:p>
          </table:table-cell>
          <table:covered-table-cell table:number-columns-repeated="6" table:style-name="ce2"/>
          <table:table-cell table:style-name="ce2" office:value-type="string" calcext:value-type="string" table:number-columns-spanned="4" table:number-rows-spanned="1">
            <text:p>DESCONTOS</text:p>
          </table:table-cell>
          <table:covered-table-cell table:number-columns-repeated="2" table:style-name="ce10"/>
          <table:covered-table-cell table:style-name="ce11"/>
          <table:table-cell table:style-name="ce4" office:value-type="string" calcext:value-type="string" table:number-columns-spanned="1" table:number-rows-spanned="3">
            <text:p>Rendimento Líquido Total <text:s text:c="11"/>(l)</text:p>
          </table:table-cell>
          <table:table-cell table:style-name="ce2" office:value-type="string" calcext:value-type="string" table:number-columns-spanned="5" table:number-rows-spanned="2">
            <text:p>INDENIZAÇÕES (m)</text:p>
          </table:table-cell>
          <table:covered-table-cell table:number-columns-repeated="4"/>
          <table:table-cell table:style-name="ce2" office:value-type="string" calcext:value-type="string" table:number-columns-spanned="9" table:number-rows-spanned="2">
            <text:p>OUTRAS REMUNERAÇÕES TEMPORÁRIAS (n)</text:p>
          </table:table-cell>
          <table:covered-table-cell table:number-columns-repeated="8"/>
          <table:table-cell table:number-columns-repeated="994"/>
        </table:table-row>
        <table:table-row table:style-name="ro2">
          <table:covered-table-cell table:number-columns-repeated="4" table:style-name="ce2"/>
          <table:table-cell table:style-name="ce3" office:value-type="string" calcext:value-type="string" table:number-columns-spanned="2" table:number-rows-spanned="1">
            <text:p>REMUNERAÇÃO BÁSICA</text:p>
          </table:table-cell>
          <table:covered-table-cell table:style-name="ce3"/>
          <table:table-cell table:style-name="ce5" office:value-type="string" calcext:value-type="string" table:number-columns-spanned="4" table:number-rows-spanned="1">
            <text:p>REMUNERAÇÃO EVENTUAL OU BÁSICA</text:p>
          </table:table-cell>
          <table:covered-table-cell table:number-columns-repeated="3" table:style-name="ce6"/>
          <table:table-cell table:style-name="ce4" office:value-type="string" calcext:value-type="string" table:number-columns-spanned="1" table:number-rows-spanned="2">
            <text:p>Total de Rendimentos Brutos <text:s text:c="21"/>(g)</text:p>
          </table:table-cell>
          <table:table-cell table:style-name="ce3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3"/>
          <table:table-cell table:style-name="ce4" office:value-type="string" calcext:value-type="string" table:number-columns-spanned="1" table:number-rows-spanned="2">
            <text:p>Total de Descontos <text:s text:c="209"/>(k)</text:p>
          </table:table-cell>
          <table:covered-table-cell table:style-name="ce12"/>
          <table:covered-table-cell table:number-columns-repeated="14"/>
          <table:table-cell table:number-columns-repeated="994"/>
        </table:table-row>
        <table:table-row table:style-name="ro3">
          <table:covered-table-cell table:number-columns-repeated="4" table:style-name="ce2"/>
          <table:table-cell table:style-name="ce4" office:value-type="string" calcext:value-type="string">
            <text:p>Remuneração do Cargo Efetivo <text:s text:c="16"/>(a)</text:p>
          </table:table-cell>
          <table:table-cell table:style-name="ce4" office:value-type="string" calcext:value-type="string">
            <text:p>Outras Verbas Remuneratórias, Legais ou Judiciais <text:s text:c="15"/>(b)</text:p>
          </table:table-cell>
          <table:table-cell table:style-name="ce4" office:value-type="string" calcext:value-type="string">
            <text:p>Função de Confiança ou Cargo em Comissão <text:s text:c="10"/>(c)</text:p>
          </table:table-cell>
          <table:table-cell table:style-name="ce4" office:value-type="string" calcext:value-type="string">
            <text:p>Gratificação Natalina <text:s text:c="13"/>(d)</text:p>
          </table:table-cell>
          <table:table-cell table:style-name="ce4" office:value-type="string" calcext:value-type="string">
            <text:p>Férias (1/3 constitucional) (e)</text:p>
          </table:table-cell>
          <table:table-cell table:style-name="ce7" office:value-type="string" calcext:value-type="string">
            <text:p>Abono de Permanência (f)</text:p>
          </table:table-cell>
          <table:covered-table-cell table:style-name="ce8"/>
          <table:table-cell table:style-name="ce9" office:value-type="string" calcext:value-type="string">
            <text:p>Contribuição Previdenciária (h)</text:p>
          </table:table-cell>
          <table:table-cell table:style-name="ce4" office:value-type="string" calcext:value-type="string">
            <text:p>Imposto de Renda <text:s text:c="19"/>(i)</text:p>
          </table:table-cell>
          <table:table-cell table:style-name="ce4" office:value-type="string" calcext:value-type="string">
            <text:p>Retenção por Teto Constitucional (j)</text:p>
          </table:table-cell>
          <table:covered-table-cell table:number-columns-repeated="2" table:style-name="ce8"/>
          <table:table-cell table:style-name="ce4" office:value-type="string" calcext:value-type="string">
            <text:p>Auxílio Alimentação</text:p>
          </table:table-cell>
          <table:table-cell table:style-name="ce4" office:value-type="string" calcext:value-type="string">
            <text:p>Auxílio Transporte</text:p>
          </table:table-cell>
          <table:table-cell table:style-name="ce4" office:value-type="string" calcext:value-type="string">
            <text:p>Auxílio Moradia</text:p>
          </table:table-cell>
          <table:table-cell table:style-name="ce4" office:value-type="string" calcext:value-type="string">
            <text:p>Férias Indenizadas</text:p>
          </table:table-cell>
          <table:table-cell table:style-name="ce4" office:value-type="string" calcext:value-type="string">
            <text:p>Férias Indenizadas de Estágio</text:p>
          </table:table-cell>
          <table:table-cell table:style-name="ce4" office:value-type="string" calcext:value-type="string">
            <text:p>Insalubridade</text:p>
          </table:table-cell>
          <table:table-cell table:style-name="ce4" office:value-type="string" calcext:value-type="string">
            <text:p>Remuneração Lei 6773</text:p>
          </table:table-cell>
          <table:table-cell table:style-name="ce4" office:value-type="string" calcext:value-type="string">
            <text:p>Remuneração Lei 6818</text:p>
          </table:table-cell>
          <table:table-cell table:style-name="ce4" office:value-type="string" calcext:value-type="string">
            <text:p>Diferença de Entrância</text:p>
          </table:table-cell>
          <table:table-cell table:style-name="ce4" office:value-type="string" calcext:value-type="string">
            <text:p>Remuneração Lei 6773 / Ato 09/2012</text:p>
          </table:table-cell>
          <table:table-cell table:style-name="ce4" office:value-type="string" calcext:value-type="string">
            <text:p>Remuneração Ato 11/2018</text:p>
          </table:table-cell>
          <table:table-cell table:style-name="ce4" office:value-type="string" calcext:value-type="string">
            <text:p>Coordenação de Grupos de Trabalho</text:p>
          </table:table-cell>
          <table:table-cell table:style-name="ce4" office:value-type="string" calcext:value-type="string">
            <text:p>Participação em Comissões e Projetos</text:p>
          </table:table-cell>
          <table:table-cell table:style-name="ce4" office:value-type="string" calcext:value-type="string">
            <text:p>Remuneração de Chefia / Direção / Assessoria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TONIO ALVES MONTEIRO<text:s text:c="58"/></text:p>
          </table:table-cell>
          <table:table-cell office:value-type="string">
            <text:p>OFICIAL DE TRANSPORTE<text:s text:c="19"/></text:p>
          </table:table-cell>
          <table:table-cell office:value-type="string">
            <text:p>FUNCIONARIOS INATIVOS<text:s text:c="19"/></text:p>
          </table:table-cell>
          <table:table-cell office:value-type="float" office:value="3624.34">
            <text:p>3.624,3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24.34">
            <text:p>3.624,3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24.34">
            <text:p>3.624,3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LIANA MARIA LESSA CAVALCANTI<text:s text:c="51"/></text:p>
          </table:table-cell>
          <table:table-cell office:value-type="string">
            <text:p>OF DE APOIO ADMINISTRATIVO<text:s text:c="14"/></text:p>
          </table:table-cell>
          <table:table-cell office:value-type="string">
            <text:p>FUNCIONARIOS INATIVOS<text:s text:c="19"/></text:p>
          </table:table-cell>
          <table:table-cell office:value-type="float" office:value="5902.95">
            <text:p>5.902,9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902.95">
            <text:p>5.902,95</text:p>
          </table:table-cell>
          <table:table-cell office:value-type="float" office:value="28.29">
            <text:p>28,29</text:p>
          </table:table-cell>
          <table:table-cell office:value-type="float" office:value="694.03">
            <text:p>694,03</text:p>
          </table:table-cell>
          <table:table-cell office:value-type="float" office:value="0.00">
            <text:p>0</text:p>
          </table:table-cell>
          <table:table-cell office:value-type="float" office:value="722.32">
            <text:p>722,32</text:p>
          </table:table-cell>
          <table:table-cell office:value-type="float" office:value="5180.63">
            <text:p>5.180,6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ERNANDA MARIA FERNANDES VIEIRA<text:s text:c="49"/></text:p>
          </table:table-cell>
          <table:table-cell office:value-type="string">
            <text:p>ASSISTENTE SOCIAL<text:s text:c="23"/></text:p>
          </table:table-cell>
          <table:table-cell office:value-type="string">
            <text:p>FUNCIONARIOS INATIVOS<text:s text:c="19"/></text:p>
          </table:table-cell>
          <table:table-cell office:value-type="float" office:value="3917.93">
            <text:p>3.917,9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917.93">
            <text:p>3.917,93</text:p>
          </table:table-cell>
          <table:table-cell office:value-type="float" office:value="0.00">
            <text:p>0</text:p>
          </table:table-cell>
          <table:table-cell office:value-type="float" office:value="245.40">
            <text:p>245,4</text:p>
          </table:table-cell>
          <table:table-cell office:value-type="float" office:value="0.00">
            <text:p>0</text:p>
          </table:table-cell>
          <table:table-cell office:value-type="float" office:value="245.40">
            <text:p>245,4</text:p>
          </table:table-cell>
          <table:table-cell office:value-type="float" office:value="3672.53">
            <text:p>3.672,5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AMILLE MENDONCA SETTON MASCARENHAS<text:s text:c="45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INATIVOS<text:s text:c="19"/></text:p>
          </table:table-cell>
          <table:table-cell office:value-type="float" office:value="8692.37">
            <text:p>8.692,3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692.37">
            <text:p>8.692,37</text:p>
          </table:table-cell>
          <table:table-cell office:value-type="float" office:value="335.12">
            <text:p>335,12</text:p>
          </table:table-cell>
          <table:table-cell office:value-type="float" office:value="1272.47">
            <text:p>1.272,47</text:p>
          </table:table-cell>
          <table:table-cell office:value-type="float" office:value="0.00">
            <text:p>0</text:p>
          </table:table-cell>
          <table:table-cell office:value-type="float" office:value="1607.59">
            <text:p>1.607,59</text:p>
          </table:table-cell>
          <table:table-cell office:value-type="float" office:value="7084.78">
            <text:p>7.084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IZ DOS SANTOS<text:s text:c="65"/></text:p>
          </table:table-cell>
          <table:table-cell office:value-type="string">
            <text:p>AGENTE DE SEGURANCA<text:s text:c="21"/></text:p>
          </table:table-cell>
          <table:table-cell office:value-type="string">
            <text:p>FUNCIONARIOS INATIVOS<text:s text:c="19"/></text:p>
          </table:table-cell>
          <table:table-cell office:value-type="float" office:value="5811.96">
            <text:p>5.81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811.96">
            <text:p>5.81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811.96">
            <text:p>5.81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EDLEUZA DE AQUINO LIMA<text:s text:c="52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INATIVOS<text:s text:c="19"/></text:p>
          </table:table-cell>
          <table:table-cell office:value-type="float" office:value="8692.37">
            <text:p>8.692,3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692.37">
            <text:p>8.692,37</text:p>
          </table:table-cell>
          <table:table-cell office:value-type="float" office:value="335.12">
            <text:p>335,12</text:p>
          </table:table-cell>
          <table:table-cell office:value-type="float" office:value="1428.88">
            <text:p>1.428,88</text:p>
          </table:table-cell>
          <table:table-cell office:value-type="float" office:value="0.00">
            <text:p>0</text:p>
          </table:table-cell>
          <table:table-cell office:value-type="float" office:value="1764.00">
            <text:p>1.764</text:p>
          </table:table-cell>
          <table:table-cell office:value-type="float" office:value="6928.37">
            <text:p>6.928,3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MARIA EDLEUZA DE AQUINO LIMA<text:s text:c="52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INATIVOS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692.37">
            <text:p>8.692,3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692.37">
            <text:p>8.692,37</text:p>
          </table:table-cell>
          <table:table-cell office:value-type="float" office:value="335.12">
            <text:p>335,1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5.12">
            <text:p>335,12</text:p>
          </table:table-cell>
          <table:table-cell office:value-type="float" office:value="8357.25">
            <text:p>8.357,2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MARLENE DA SILVA FERRAZ<text:s text:c="51"/></text:p>
          </table:table-cell>
          <table:table-cell office:value-type="string">
            <text:p>OF DE APOIO ADMINISTRATIVO<text:s text:c="14"/></text:p>
          </table:table-cell>
          <table:table-cell office:value-type="string">
            <text:p>FUNCIONARIOS INATIVOS<text:s text:c="19"/></text:p>
          </table:table-cell>
          <table:table-cell office:value-type="float" office:value="6072.14">
            <text:p>6.072,1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072.14">
            <text:p>6.072,14</text:p>
          </table:table-cell>
          <table:table-cell office:value-type="float" office:value="46.90">
            <text:p>46,9</text:p>
          </table:table-cell>
          <table:table-cell office:value-type="float" office:value="206.51">
            <text:p>206,51</text:p>
          </table:table-cell>
          <table:table-cell office:value-type="float" office:value="0.00">
            <text:p>0</text:p>
          </table:table-cell>
          <table:table-cell office:value-type="float" office:value="253.41">
            <text:p>253,41</text:p>
          </table:table-cell>
          <table:table-cell office:value-type="float" office:value="5818.73">
            <text:p>5.818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 table:style-name="ce2">
            <text:p>Total</text:p>
          </table:table-cell>
          <table:table-cell table:style-name="ce2"/>
          <table:table-cell table:style-name="ce2"/>
          <table:table-cell table:style-name="ce2"/>
          <table:table-cell office:value-type="float" office:value="42714.06" table:style-name="ce2">
            <text:p>42.714,06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8692.37" table:style-name="ce2">
            <text:p>8.692,37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51406.43" table:style-name="ce2">
            <text:p>51.406,43</text:p>
          </table:table-cell>
          <table:table-cell office:value-type="float" office:value="1080.55" table:style-name="ce2">
            <text:p>1.080,55</text:p>
          </table:table-cell>
          <table:table-cell office:value-type="float" office:value="3847.29" table:style-name="ce2">
            <text:p>3.847,29</text:p>
          </table:table-cell>
          <table:table-cell office:value-type="float" office:value="0.00" table:style-name="ce2">
            <text:p>0</text:p>
          </table:table-cell>
          <table:table-cell office:value-type="float" office:value="4927.84" table:style-name="ce2">
            <text:p>4.927,84</text:p>
          </table:table-cell>
          <table:table-cell office:value-type="float" office:value="46478.59" table:style-name="ce2">
            <text:p>46.478,59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(a) -Remuneração do cargo efetivo - Vencimento, GAMPU, V.P.I, Adicionais de Qualificação, G.A.E e G.A.S, além de outras desta natureza.</text:p>
          </table:table-cell>
          <table:table-cell table:number-columns-repeated="1023"/>
        </table:table-row>
        <table:table-row table:style-name="ro2">
          <table:table-cell office:value-type="string">
            <text:p>(b) -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2">
          <table:table-cell office:value-type="string">
            <text:p>(c) -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2">
          <table:table-cell office:value-type="string">
            <text:p>(d) -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2">
          <table:table-cell office:value-type="string">
            <text:p>(e) - Adicional correspondente a 1/3 (um terço) da remuneração, pago ao servidor por ocasião das férias</text:p>
          </table:table-cell>
          <table:table-cell table:number-columns-repeated="1023"/>
        </table:table-row>
        <table:table-row table:style-name="ro2">
          <table:table-cell office:value-type="string">
            <text:p>(f) - Valor equivalente ao da contribuição previdenciária, devido ao funcionário público que esteja em condição de aposentar-se, mas que optou por continuar em atividade (instituído pela Emenda Constitucional nº 41, de 16 de dezembro de 2003</text:p>
          </table:table-cell>
          <table:table-cell table:number-columns-repeated="1023"/>
        </table:table-row>
        <table:table-row table:style-name="ro2">
          <table:table-cell office:value-type="string">
            <text:p>(g) - Total dos rendimentos brutos pagos no mês.</text:p>
          </table:table-cell>
          <table:table-cell table:number-columns-repeated="1023"/>
        </table:table-row>
        <table:table-row table:style-name="ro2">
          <table:table-cell office:value-type="string">
            <text:p>(h) -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2">
          <table:table-cell office:value-type="string">
            <text:p>(i) - Imposto de Renda Retido na Fonte.</text:p>
          </table:table-cell>
          <table:table-cell table:number-columns-repeated="1023"/>
        </table:table-row>
        <table:table-row table:style-name="ro2">
          <table:table-cell office:value-type="string">
            <text:p>(j) -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2">
          <table:table-cell office:value-type="string">
            <text:p>(k) - Total dos descontos efetuados no mês.</text:p>
          </table:table-cell>
          <table:table-cell table:number-columns-repeated="1023"/>
        </table:table-row>
        <table:table-row table:style-name="ro2">
          <table:table-cell office:value-type="string">
            <text:p>(l) - Rendimento líquido após os descontos referidos nos itens anteriores.</text:p>
          </table:table-cell>
          <table:table-cell table:number-columns-repeated="1023"/>
        </table:table-row>
        <table:table-row table:style-name="ro2">
          <table:table-cell office:value-type="string">
            <text:p>(m) - Auxílio-alimentação, Auxílio-transporte, Auxílio-Moradia, Ajuda de Custo e outras dessa natureza, exceto diárias, que serão divulgadas no Portal da Transparência.</text:p>
          </table:table-cell>
          <table:table-cell table:number-columns-repeated="1023"/>
        </table:table-row>
        <table:table-row table:style-name="ro2">
          <table:table-cell office:value-type="string">
            <text:p>(n) - Valores pagos a título de Adicional de Insalubridade ou de Periculosidade, Adicional Noturno, Serviço Extraordinário, Substituição de Função, Cumulações.</text:p>
          </table:table-cell>
          <table:table-cell table:number-columns-repeated="1023"/>
        </table:table-row>
        <table:table-row table:style-name="ro2">
          <table:table-cell office:value-type="string">
            <text:p>FUNDAMENTO LEGAL: Resolução CNMP nº 89/2012, art. 7º, inciso VII.</text:p>
          </table:table-cell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Plan1.$A$1" table:cell-range-address="$Plan1.$A$1:.$R$4"/>
        </table:named-expressions>
      </table:table>
      <table:table table:name="Plan2" table:style-name="ta2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1.A1:Plan1.P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  <style:table-cell-properties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loext:text>- </loext:text>
      <loext:fill-character> </loext:fill-character>
      <number:number number:decimal-places="2" number:min-integer-digits="1" number:grouping="true"/>
      <number:text> </number:text>
    </number:number-style>
    <number:number-style style:name="N11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loext:text> R$ </loext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5_20_2" style:display-name="Normal 1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_20_2" style:display-name="Normal 1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7_20_3" style:display-name="Normal 17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_20_4" style:display-name="Normal 17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0" style:display-name="Normal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1" style:display-name="Normal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1_20_2" style:display-name="Normal 2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1_20_3" style:display-name="Normal 2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2" style:display-name="Normal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3" style:display-name="Normal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_20_3" style:display-name="Normal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_20_3_20_2" style:display-name="Normal 3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2" style:display-name="Normal 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3" style:display-name="Normal 3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4" style:display-name="Normal 3 4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4_20_2" style:display-name="Normal 3 4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4_20_3" style:display-name="Normal 3 4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5" style:display-name="Normal 3 4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6" style:display-name="Normal 3 4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6_20_2" style:display-name="Normal 3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2" style:display-name="Normal 4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" style:display-name="Normal 4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2" style:display-name="Normal 4 3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3" style:display-name="Normal 4 3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4" style:display-name="Normal 4 3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4_20_2" style:display-name="Normal 4 3 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4" style:display-name="Normal 4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3_20_5" style:display-name="Normal 4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_20_2" style:display-name="Normal 5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_20_3" style:display-name="Normal 5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_20_4" style:display-name="Normal 5 4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1" fo:font-family="'Times New Roman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1" fo:font-family="'Times New Roman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eparador_20_de_20_milhares_20_2" style:display-name="Separador de milhares 2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12:46:07.99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P</meta:initial-creator>
    <meta:creation-date>2015-07-14T18:47:59</meta:creation-date>
    <dc:date>2019-05-16T12:46:15.624000000</dc:date>
    <meta:generator>jOpenDocument/1.3</meta:generator>
    <meta:editing-duration>PT1H54M30S</meta:editing-duration>
    <meta:editing-cycles>3</meta:editing-cycles>
    <meta:user-defined meta:name="AppVersion">12.0000</meta:user-defined>
    <meta:user-defined meta:name="Company">MPM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